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Text_20_body">
      <style:paragraph-properties fo:keep-together="always" fo:keep-with-next="always"/>
    </style:style>
    <style:style style:name="P5" style:family="paragraph" style:parent-style-name="Text_20_body" style:master-page-name="">
      <style:paragraph-properties fo:margin-top="0.199cm" fo:margin-bottom="0cm" fo:keep-together="always" style:page-number="auto" fo:keep-with-next="always" style:text-autospace="none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6" style:family="paragraph" style:parent-style-name="Standard" style:master-page-name="">
      <style:paragraph-properties fo:keep-together="always" style:page-number="auto" fo:break-before="auto" fo:break-after="auto" fo:keep-with-next="always"/>
    </style:style>
    <style:style style:name="P7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8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9" style:family="paragraph" style:parent-style-name="Standard" style:list-style-name="L1">
      <style:paragraph-properties fo:keep-together="always" fo:keep-with-next="always"/>
    </style:style>
    <style:style style:name="P10" style:family="paragraph" style:parent-style-name="Standard" style:list-style-name="L2">
      <style:paragraph-properties fo:keep-together="always" fo:keep-with-next="always"/>
    </style:style>
    <style:style style:name="P11" style:family="paragraph" style:parent-style-name="Text_20_body">
      <style:paragraph-properties fo:keep-together="always" fo:keep-with-next="always"/>
    </style:style>
    <style:style style:name="P12" style:family="paragraph" style:parent-style-name="Heading_20_2" style:master-page-name="">
      <style:paragraph-properties fo:keep-together="always" style:page-number="auto" fo:keep-with-next="always"/>
    </style:style>
    <style:style style:name="P13" style:family="paragraph" style:parent-style-name="Heading_20_2" style:master-page-name="">
      <style:paragraph-properties fo:keep-together="always" style:page-number="auto"/>
    </style:style>
    <style:style style:name="P14" style:family="paragraph" style:parent-style-name="Heading_20_2">
      <style:paragraph-properties fo:keep-together="always" fo:keep-with-next="always"/>
    </style:style>
    <style:style style:name="P15" style:family="paragraph" style:parent-style-name="Heading_20_3">
      <style:paragraph-properties fo:keep-together="always" fo:keep-with-next="always"/>
    </style:style>
    <style:style style:name="P16" style:family="paragraph" style:parent-style-name="Heading_20_3">
      <style:paragraph-properties fo:keep-together="always" fo:keep-with-next="always"/>
      <style:text-properties fo:font-weight="bold" style:font-weight-asian="bold" style:font-weight-complex="bold"/>
    </style:style>
    <style:style style:name="P17" style:family="paragraph" style:parent-style-name="Heading_20_3" style:master-page-name="">
      <style:paragraph-properties fo:keep-together="always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use-window-font-color="true" style:font-name="Courier New" fo:font-size="12pt" fo:language="en" fo:country="US" fo:font-style="normal" fo:font-weight="bold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4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bold" style:font-weight-asian="bold" style:font-weight-complex="bold"/>
    </style:style>
    <style:style style:name="fr1" style:family="graphic" style:parent-style-name="Frame">
      <style:graphic-properties style:vertical-pos="bottom" style:vertical-rel="page" style:horizontal-pos="right" style:horizontal-rel="page-content" fo:padding="0cm" fo:border="none" style:shadow="none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3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4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1.45cm" draw:z-index="0">
        <draw:text-box fo:min-width="3.911cm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2">Model: </text:span><text:span text:style-name="T5">poleno.attachments</text:span> </text:h>
      <text:p text:style-name="Standard"><draw:frame draw:style-name="fr2" draw:name="Object1" text:anchor-type="as-char" svg:width="16.997cm" svg:height="2.9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2" text:outline-level="2">Attachment</text:h>
      <text:p text:style-name="P6"><text:span text:style-name="Done">Represents a single local file attached to any database object. It may be uploaded by the user, received by an e‑mail, or generated by the server.</text:span></text:p>
      <text:p text:style-name="P2">Relations:</text:p>
      <text:list xml:id="list11368529461" text:style-name="L1">
        <text:list-item>
          <text:p text:style-name="P7"><text:span text:style-name="Done"><text:span text:style-name="T6">generic_object</text:span></text:span><text:span text:style-name="Done"><text:span text:style-name="T1">: Object; May NOT be NULL.<text:line-break/>Polymorphic relation to any database object.</text:span></text:span></text:p>
        </text:list-item>
      </text:list>
      <text:p text:style-name="P3">Properties<text:span text:style-name="T1">:</text:span></text:p>
      <text:list xml:id="list1409408283" text:continue-numbering="true" text:style-name="L1">
        <text:list-item>
          <text:p text:style-name="P8"><text:span text:style-name="Done"><text:span text:style-name="T6">file</text:span></text:span><text:span text:style-name="Done">: File; May NOT be NULL.</text:span></text:p>
        </text:list-item>
        <text:list-item>
          <text:p text:style-name="P8"><text:span text:style-name="Done"><text:span text:style-name="T6">name</text:span></text:span><text:span text:style-name="Done">: String; Should NOT be empty; May NOT be trusted.<text:line-break/>The value does not have to be a valid filename. It may be set by the user.</text:span></text:p>
        </text:list-item>
        <text:list-item>
          <text:p text:style-name="P7"><text:span text:style-name="Done"><text:span text:style-name="T6">content_type</text:span></text:span><text:span text:style-name="Done"><text:span text:style-name="T1">: String; Should NOT be empty; May NOT be trusted.<text:line-break/>The value does not have to be a valid content type. It may be set by the user.</text:span></text:span></text:p>
        </text:list-item>
        <text:list-item>
          <text:p text:style-name="P8"><text:span text:style-name="Done"><text:span text:style-name="T6">created</text:span></text:span><text:span text:style-name="Done"><text:span text:style-name="T1">: Datetime; May NOT be NULL.</text:span></text:span></text:p>
        </text:list-item>
        <text:list-item>
          <text:p text:style-name="P8"><text:span text:style-name="Done"><text:span text:style-name="T6">size</text:span></text:span><text:span text:style-name="Done">: Number; May NOT be NULL.</text:span></text:p>
        </text:list-item>
      </text:list>
      <text:p text:style-name="P5">Computed Properties:</text:p>
      <text:list xml:id="list708830215" text:continue-numbering="true" text:style-name="L1">
        <text:list-item>
          <text:p text:style-name="P9"><text:span text:style-name="Done"><text:span text:style-name="T3">content</text:span></text:span><text:span text:style-name="Done"><text:span text:style-name="T4">: String; May be empty; Read-only.</text:span></text:span></text:p>
        </text:list-item>
      </text:list>
      <text:p text:style-name="Text_20_body"/>
      <text:p text:style-name="Text_20_body"/>
      <text:h text:style-name="P14" text:outline-level="2">Administration</text:h>
      <text:h text:style-name="P16" text:outline-level="3"><text:span text:style-name="Todo">List of orphaned attachments</text:span></text:h>
      <text:list xml:id="list919223990" text:style-name="L2">
        <text:list-item>
          <text:p text:style-name="P10"><text:span text:style-name="Todo"><text:span text:style-name="T1">Clean orphaned attachments</text:span></text:span></text:p>
        </text:list-item>
        <text:list-item>
          <text:p text:style-name="P10"><text:span text:style-name="Todo"><text:span text:style-name="T1">Clean orphaned local files of deleted attachments</text:span></text:span></text:p>
        </text:list-item>
        <text:list-item>
          <text:p text:style-name="P10"><text:span text:style-name="Todo"><text:span text:style-name="T1">Integrity check for local files of existing attachments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21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1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1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1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1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1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1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1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1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1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1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1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1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1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1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1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1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1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1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1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1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1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1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1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1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1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style:font-name-asian="Droid Sans Fallback1" style:font-name-complex="Lohit Hindi3"/>
    </style:style>
    <style:style style:name="Teletype" style:family="text">
      <style:text-properties style:font-name="Droid Sans Mono" style:font-name-asian="Droid Sans Fallback1" style:font-name-complex="Lohit Hindi3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4-10-11T13:09:12</dc:date>
    <meta:editing-duration>P2DT1H18M25S</meta:editing-duration>
    <meta:editing-cycles>1388</meta:editing-cycles>
    <meta:generator>LibreOffice/3.5$Linux_x86 LibreOffice_project/350m1$Build-2</meta:generator>
    <meta:print-date>2014-08-21T02:42:56</meta:print-date>
    <meta:document-statistic meta:table-count="0" meta:image-count="0" meta:object-count="1" meta:page-count="1" meta:paragraph-count="21" meta:word-count="161" meta:character-count="917" meta:non-whitespace-character-count="7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draw:stroke="dash" draw:stroke-dash="Fine_20_Dashed_20__28_var_29_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5.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0.5cm" svg:x="12.8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5cm" svg:x="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1cm" svg:x="5cm" svg:y="2.5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cm" svg:y1="3cm" svg:x2="8cm" svg:y2="3cm" draw:start-shape="id1" draw:end-shape="id2" draw:end-glue-point="1" svg:d="m12000 3000h-4000" svg:viewBox="0 0 4001 1">
          <text:p/>
        </draw:connector>
        <draw:custom-shape draw:style-name="gr4" draw:text-style-name="P2" xml:id="id1" draw:id="id1" draw:layer="layout" svg:width="3cm" svg:height="1cm" svg:x="12cm" svg:y="2.5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673cm" svg:height="0.645cm" svg:x="8.174cm" svg:y="2.504cm">
          <draw:text-box>
            <text:p text:style-name="P3"><text:span text:style-name="T2">Polymorphic relation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